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729fcf" draw:fill-gradient-name="jesse1" draw:textarea-horizontal-align="justify" draw:textarea-vertical-align="middle" draw:auto-grow-height="false" draw:shadow="hidden" draw:shadow-offset-x="0.203cm" draw:shadow-offset-y="0.20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end="Arrow" draw:textarea-vertical-align="middle"/>
    </style:style>
    <style:style style:name="gr5" style:family="graphic" style:parent-style-name="standard">
      <style:graphic-properties svg:stroke-color="#000000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0.635cm" svg:height="13.53cm" svg:x="7.485cm" svg:y="2.583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635cm" svg:height="7.62cm" svg:x="10.733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5.472cm" svg:height="1.203cm" svg:x="1.248cm" svg:y="4.877cm">
          <text:p text:style-name="P1"><text:span text:style-name="T1">Step 3</text:span></text:p>
          <text:p text:style-name="P1"><text:span text:style-name="T2">Predicate source reference </text:span></text:p>
          <text:p text:style-name="P1"><text:span text:style-name="T2">error checking and repor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5.472cm" svg:height="1.203cm" svg:x="1.248cm" svg:y="1.448cm">
          <text:p text:style-name="P1"><text:span text:style-name="T1">Step 1</text:span></text:p>
          <text:p text:style-name="P1"><text:span text:style-name="T2">Predicates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472cm" svg:height="1.203cm" svg:x="1.248cm" svg:y="3.186cm">
          <text:p text:style-name="P1"><text:span text:style-name="T1">Step 2</text:span></text:p>
          <text:p text:style-name="P1"><text:span text:style-name="T3">Predicate statistics collection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472cm" svg:height="1.203cm" svg:x="1.248cm" svg:y="6.669cm">
          <text:p text:style-name="P1"><text:span text:style-name="T1">Step 4</text:span></text:p>
          <text:p text:style-name="P1"><text:span text:style-name="T3">Class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5.472cm" svg:height="1.203cm" svg:x="1.248cm" svg:y="8.466cm">
          <text:p text:style-name="P1"><text:span text:style-name="T3">Step 5</text:span></text:p>
          <text:p text:style-name="P1"><text:span text:style-name="T3">Class detail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472cm" svg:height="1.203cm" svg:x="8.314cm" svg:y="2.65cm">
          <text:p text:style-name="P1"><text:span text:style-name="T3">Step 5.1</text:span></text:p>
          <text:p><text:span text:style-name="T3">Class statistics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472cm" svg:height="1.203cm" svg:x="8.314cm" svg:y="4.374cm">
          <text:p text:style-name="P1"><text:span text:style-name="T3">Step 5.2</text:span></text:p>
          <text:p text:style-name="P1"><text:span text:style-name="T3">Check if class is not</text:span></text:p>
          <text:p text:style-name="P1"><text:span text:style-name="T3">also used propert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472cm" svg:height="1.203cm" svg:x="8.314cm" svg:y="6.147cm">
          <text:p text:style-name="P1"><text:span text:style-name="T3">Step 5.3</text:span></text:p>
          <text:p text:style-name="P1"><text:span text:style-name="T3">Recovery of class properti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.472cm" svg:height="1.203cm" svg:x="11.495cm" svg:y="8.609cm">
          <text:p text:style-name="P1"><text:span text:style-name="T3">Step 5.3.1</text:span></text:p>
          <text:p text:style-name="P1"><text:span text:style-name="T3">Recovery of 'type links'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5.472cm" svg:height="1.203cm" svg:x="14.628cm" svg:y="11.26cm">
          <text:p text:style-name="P1"><text:span text:style-name="T3">Step 5.3.1.1</text:span></text:p>
          <text:p text:style-name="P1"><text:span text:style-name="T3">'type link'</text:span></text:p>
          <text:p text:style-name="P1"><text:span text:style-name="T3">statistics recovery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5.472cm" svg:height="1.203cm" svg:x="14.628cm" svg:y="13.051cm">
          <text:p text:style-name="P1"><text:span text:style-name="T3">Step 5.3.1.2</text:span></text:p>
          <text:p text:style-name="P1"><text:span text:style-name="T3">'type link'</text:span></text:p>
          <text:p text:style-name="P1"><text:span text:style-name="T3">forward multiplicity recov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5.472cm" svg:height="1.203cm" svg:x="1.248cm" svg:y="12.37cm">
          <text:p text:style-name="P1"><text:span text:style-name="T3">Step 6</text:span></text:p>
          <text:p text:style-name="P1"><text:span text:style-name="T3">rdfs:SubClassOf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5.472cm" svg:height="1.203cm" svg:x="1.248cm" svg:y="14.194cm">
          <text:p text:style-name="P1"><text:span text:style-name="T3">Step 7</text:span></text:p>
          <text:p text:style-name="P1"><text:span text:style-name="T3">Simpl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5.472cm" svg:height="1.203cm" svg:x="4.733cm" svg:y="17.501cm">
          <text:p text:style-name="P1"><text:span text:style-name="T3">Step 7.1</text:span></text:p>
          <text:p text:style-name="P1"><text:span text:style-name="T3">Mark instantiated classes </text:span></text:p>
          <text:p text:style-name="P1"><text:span text:style-name="T3">and in between class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5.472cm" svg:height="1.203cm" svg:x="4.733cm" svg:y="19.439cm">
          <text:p text:style-name="P1"><text:span text:style-name="T3">Step 7.2</text:span></text:p>
          <text:p text:style-name="P1"><text:span text:style-name="T3">Load subClassOf </text:span></text:p>
          <text:p text:style-name="P1"><text:span text:style-name="T3">tree into 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5.472cm" svg:height="1.203cm" svg:x="4.733cm" svg:y="21.284cm">
          <text:p text:style-name="P1"><text:span text:style-name="T3">Step 7.3</text:span></text:p>
          <text:p text:style-name="P1"><text:span text:style-name="T3">Count and store subClassOf</text:span></text:p>
          <text:p text:style-name="P1"><text:span text:style-name="T3"><text:s/></text:span><text:span text:style-name="T3">instance cou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" draw:id="id15" draw:layer="layout" svg:width="5.472cm" svg:height="1.203cm" svg:x="14.628cm" svg:y="14.835cm">
          <text:p text:style-name="P1"><text:span text:style-name="T3">Step 5.3.1.2</text:span></text:p>
          <text:p text:style-name="P1"><text:span text:style-name="T3">'type link'</text:span></text:p>
          <text:p text:style-name="P1"><text:span text:style-name="T3">reverse multiplicity recove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489cm" svg:height="4.853cm" svg:x="13.987cm" svg:y="11.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5.472cm" svg:height="1.203cm" svg:x="4.733cm" svg:y="22.935cm">
          <text:p text:style-name="P1"><text:span text:style-name="T3">Step 7.4</text:span></text:p>
          <text:p text:style-name="P1"><text:span text:style-name="T3">Simplification per predicate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5.472cm" svg:height="1.203cm" svg:x="13.297cm" svg:y="18.705cm">
          <text:p text:style-name="P1"><text:span text:style-name="T3">Step 7.4.1</text:span></text:p>
          <text:p text:style-name="P1"><text:span text:style-name="T3">Load predicate information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5.472cm" svg:height="1.203cm" svg:x="13.297cm" svg:y="20.431cm">
          <text:p text:style-name="P1"><text:span text:style-name="T3">Step 7.4.2</text:span></text:p>
          <text:p text:style-name="P1"><text:span text:style-name="T3">Project down and merge </text:span></text:p>
          <text:p text:style-name="P1"><text:span text:style-name="T3">destination typ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5.472cm" svg:height="1.203cm" svg:x="13.297cm" svg:y="22.134cm">
          <text:p text:style-name="P1"><text:span text:style-name="T3">Step 7.4.3</text:span></text:p>
          <text:p text:style-name="P1"><text:span text:style-name="T3">Keep branching onl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5.472cm" svg:height="1.203cm" svg:x="13.297cm" svg:y="23.785cm">
          <text:p text:style-name="P1"><text:span text:style-name="T3">Step 7.4.4</text:span></text:p>
          <text:p text:style-name="P1"><text:span text:style-name="T3">Remove root containing targe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5.472cm" svg:height="1.203cm" svg:x="13.297cm" svg:y="25.432cm">
          <text:p text:style-name="P1"><text:span text:style-name="T3">Step 7.4.5</text:span></text:p>
          <text:p text:style-name="P1"><text:span text:style-name="T3">Store resul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5.472cm" svg:height="1.203cm" svg:x="4.733cm" svg:y="25.789cm">
          <text:p text:style-name="P1"><text:span text:style-name="T3">Step 7.5</text:span></text:p>
          <text:p text:style-name="P1"><text:span text:style-name="T3">Clean pre-simplification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0.635cm" svg:height="11.346cm" svg:x="3.667cm" svg:y="17.4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0.678cm" svg:height="8.385cm" svg:x="11.879cm" svg:y="18.5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07cm" svg:height="1.047cm" svg:x="10.812cm" svg:y="16.828cm">
          <draw:text-box>
            <text:p><text:span text:style-name="T4">Repeat for </text:span></text:p>
            <text:p><text:span text:style-name="T4">every predicate</text:span></text:p>
          </draw:text-box>
        </draw:frame>
        <draw:frame draw:style-name="gr3" draw:text-style-name="P3" draw:layer="layout" svg:width="2.267cm" svg:height="1.047cm" svg:x="6.815cm" svg:y="1cm">
          <draw:text-box>
            <text:p><text:span text:style-name="T4">Repeat for </text:span></text:p>
            <text:p><text:span text:style-name="T4">every class</text:span></text:p>
          </draw:text-box>
        </draw:frame>
        <draw:connector draw:style-name="gr4" draw:text-style-name="P4" draw:layer="layout" svg:x1="11.05cm" svg:y1="7.35cm" svg:x2="11.05cm" svg:y2="8.493cm" draw:start-shape="id1" draw:start-glue-point="2" draw:end-shape="id2" draw:end-glue-point="0" svg:d="M11050 7350v1143" svg:viewBox="0 0 1 1144">
          <text:p text:style-name="P1"><text:span text:style-name="T4">Repeat for every class property</text:span></text:p>
        </draw:connector>
        <draw:connector draw:style-name="gr5" draw:text-style-name="P4" draw:layer="layout" svg:x1="11.05cm" svg:y1="5.577cm" svg:x2="11.05cm" svg:y2="6.147cm" draw:start-shape="id3" draw:start-glue-point="2" draw:end-shape="id1" draw:end-glue-point="0" svg:d="M11050 5577v570" svg:viewBox="0 0 1 571">
          <text:p/>
        </draw:connector>
        <draw:connector draw:style-name="gr5" draw:text-style-name="P4" draw:layer="layout" svg:x1="11.05cm" svg:y1="3.853cm" svg:x2="11.05cm" svg:y2="4.374cm" draw:start-shape="id4" draw:start-glue-point="2" draw:end-shape="id3" draw:end-glue-point="0" svg:d="M11050 3853v521" svg:viewBox="0 0 1 522">
          <text:p/>
        </draw:connector>
        <draw:connector draw:style-name="gr5" draw:text-style-name="P4" draw:layer="layout" svg:x1="3.984cm" svg:y1="2.651cm" svg:x2="3.984cm" svg:y2="3.186cm" draw:start-shape="id5" draw:start-glue-point="2" draw:end-shape="id6" draw:end-glue-point="0" svg:d="M3984 2651v535" svg:viewBox="0 0 1 536">
          <text:p/>
        </draw:connector>
        <draw:connector draw:style-name="gr5" draw:text-style-name="P4" draw:layer="layout" svg:x1="3.984cm" svg:y1="4.389cm" svg:x2="3.984cm" svg:y2="4.877cm" draw:start-shape="id6" draw:start-glue-point="2" draw:end-shape="id7" draw:end-glue-point="0" svg:d="M3984 4389v488" svg:viewBox="0 0 1 489">
          <text:p/>
        </draw:connector>
        <draw:connector draw:style-name="gr5" draw:text-style-name="P4" draw:layer="layout" svg:x1="3.984cm" svg:y1="6.08cm" svg:x2="3.984cm" svg:y2="6.669cm" draw:start-shape="id7" draw:start-glue-point="2" draw:end-shape="id8" draw:end-glue-point="0" svg:d="M3984 6080v589" svg:viewBox="0 0 1 590">
          <text:p/>
        </draw:connector>
        <draw:connector draw:style-name="gr5" draw:text-style-name="P4" draw:layer="layout" svg:x1="3.984cm" svg:y1="7.872cm" svg:x2="3.984cm" svg:y2="8.466cm" draw:start-shape="id8" draw:start-glue-point="2" draw:end-shape="id9" draw:end-glue-point="0" svg:d="M3984 7872v594" svg:viewBox="0 0 1 595">
          <text:p/>
        </draw:connector>
        <draw:connector draw:style-name="gr5" draw:text-style-name="P4" draw:layer="layout" draw:line-skew="-5.835cm -1.524cm" svg:x1="3.984cm" svg:y1="9.669cm" svg:x2="7.802cm" svg:y2="2.583cm" draw:start-shape="id9" draw:start-glue-point="2" draw:end-shape="id10" draw:end-glue-point="0" svg:d="M3984 9669v1110h3112v-8697h706v501" svg:viewBox="0 0 3819 8698">
          <text:p/>
        </draw:connector>
        <draw:connector draw:style-name="gr4" draw:text-style-name="P4" draw:layer="layout" svg:x1="14.231cm" svg:y1="9.812cm" svg:x2="14.231cm" svg:y2="11.26cm" draw:start-shape="id11" draw:start-glue-point="2" draw:end-shape="id12" draw:end-glue-point="0" svg:d="M14231 9812v1448" svg:viewBox="0 0 1 1449">
          <text:p text:style-name="P1"><text:span text:style-name="T4">Repeat for every class property</text:span></text:p>
        </draw:connector>
        <draw:connector draw:style-name="gr5" draw:text-style-name="P4" draw:layer="layout" svg:x1="17.364cm" svg:y1="12.463cm" svg:x2="17.364cm" svg:y2="13.051cm" draw:start-shape="id13" draw:start-glue-point="2" draw:end-shape="id14" draw:end-glue-point="0" svg:d="M17364 12463v588" svg:viewBox="0 0 1 589">
          <text:p/>
        </draw:connector>
        <draw:connector draw:style-name="gr5" draw:text-style-name="P4" draw:layer="layout" svg:x1="17.364cm" svg:y1="14.254cm" svg:x2="17.364cm" svg:y2="14.835cm" draw:start-shape="id14" draw:start-glue-point="2" draw:end-shape="id15" draw:end-glue-point="0" svg:d="M17364 14254v581" svg:viewBox="0 0 1 582">
          <text:p/>
        </draw:connector>
        <draw:connector draw:style-name="gr5" draw:text-style-name="P4" draw:layer="layout" draw:line-skew="-0.247cm -1.524cm 9.586cm" svg:x1="7.802cm" svg:y1="16.113cm" svg:x2="3.984cm" svg:y2="12.37cm" draw:start-shape="id10" draw:start-glue-point="2" draw:end-shape="id16" draw:end-glue-point="0" svg:d="M7802 16113v254h-706v-4699h-3112v702" svg:viewBox="0 0 3819 4700">
          <text:p/>
        </draw:connector>
        <draw:connector draw:style-name="gr5" draw:text-style-name="P4" draw:layer="layout" svg:x1="17.364cm" svg:y1="12.463cm" svg:x2="17.364cm" svg:y2="13.051cm" svg:d="M17364 12463v588" svg:viewBox="0 0 1 589">
          <text:p/>
        </draw:connector>
        <draw:connector draw:style-name="gr5" draw:text-style-name="P4" draw:layer="layout" svg:x1="3.984cm" svg:y1="13.573cm" svg:x2="3.984cm" svg:y2="14.194cm" draw:start-shape="id16" draw:start-glue-point="2" draw:end-shape="id17" draw:end-glue-point="0" svg:d="M3984 13573v621" svg:viewBox="0 0 1 622">
          <text:p/>
        </draw:connector>
        <draw:connector draw:style-name="gr5" draw:text-style-name="P4" draw:layer="layout" svg:x1="3.984cm" svg:y1="15.397cm" svg:x2="3.984cm" svg:y2="17.467cm" draw:start-shape="id17" draw:start-glue-point="2" draw:end-shape="id18" draw:end-glue-point="0" svg:d="M3984 15397v2070" svg:viewBox="0 0 1 2071">
          <text:p/>
        </draw:connector>
        <draw:connector draw:style-name="gr5" draw:text-style-name="P4" draw:layer="layout" svg:x1="7.469cm" svg:y1="18.704cm" svg:x2="7.469cm" svg:y2="19.439cm" draw:start-shape="id19" draw:start-glue-point="2" draw:end-shape="id20" draw:end-glue-point="0" svg:d="M7469 18704v735" svg:viewBox="0 0 1 736">
          <text:p/>
        </draw:connector>
        <draw:connector draw:style-name="gr5" draw:text-style-name="P4" draw:layer="layout" svg:x1="7.469cm" svg:y1="20.642cm" svg:x2="7.469cm" svg:y2="21.284cm" draw:start-shape="id20" draw:start-glue-point="2" draw:end-shape="id21" draw:end-glue-point="0" svg:d="M7469 20642v642" svg:viewBox="0 0 1 643">
          <text:p/>
        </draw:connector>
        <draw:connector draw:style-name="gr5" draw:text-style-name="P4" draw:layer="layout" svg:x1="7.469cm" svg:y1="22.487cm" svg:x2="7.469cm" svg:y2="22.935cm" draw:start-shape="id21" draw:start-glue-point="2" draw:end-shape="id22" draw:end-glue-point="0" svg:d="M7469 22487v448" svg:viewBox="0 0 1 449">
          <text:p/>
        </draw:connector>
        <draw:connector draw:style-name="gr5" draw:text-style-name="P4" draw:layer="layout" svg:x1="7.469cm" svg:y1="24.138cm" svg:x2="12.218cm" svg:y2="18.575cm" draw:start-shape="id22" draw:start-glue-point="2" draw:end-shape="id23" draw:end-glue-point="0" svg:d="M7469 24138v500h3573v-6565h1176v502" svg:viewBox="0 0 4750 6566">
          <text:p/>
        </draw:connector>
        <draw:connector draw:style-name="gr5" draw:text-style-name="P4" draw:layer="layout" svg:x1="12.218cm" svg:y1="26.96cm" svg:x2="7.469cm" svg:y2="25.789cm" draw:start-shape="id23" draw:start-glue-point="2" draw:end-shape="id24" draw:end-glue-point="0" svg:d="M12218 26960v500h-1176v-2173h-3573v502" svg:viewBox="0 0 4750 2174">
          <text:p/>
        </draw:connector>
        <draw:connector draw:style-name="gr5" draw:text-style-name="P4" draw:layer="layout" svg:x1="16.033cm" svg:y1="19.908cm" svg:x2="16.033cm" svg:y2="20.431cm" draw:start-shape="id25" draw:start-glue-point="2" draw:end-shape="id26" draw:end-glue-point="0" svg:d="M16033 19908v523" svg:viewBox="0 0 1 524">
          <text:p/>
        </draw:connector>
        <draw:connector draw:style-name="gr5" draw:text-style-name="P4" draw:layer="layout" svg:x1="16.033cm" svg:y1="21.634cm" svg:x2="16.033cm" svg:y2="22.134cm" draw:start-shape="id26" draw:start-glue-point="2" draw:end-shape="id27" draw:end-glue-point="0" svg:d="M16033 21634v500" svg:viewBox="0 0 1 501">
          <text:p/>
        </draw:connector>
        <draw:connector draw:style-name="gr5" draw:text-style-name="P4" draw:layer="layout" svg:x1="16.033cm" svg:y1="23.337cm" svg:x2="16.033cm" svg:y2="23.785cm" draw:start-shape="id27" draw:start-glue-point="2" draw:end-shape="id28" draw:end-glue-point="0" svg:d="M16033 23337v448" svg:viewBox="0 0 1 449">
          <text:p/>
        </draw:connector>
        <draw:connector draw:style-name="gr5" draw:text-style-name="P4" draw:layer="layout" svg:x1="16.033cm" svg:y1="24.988cm" svg:x2="16.033cm" svg:y2="25.432cm" draw:start-shape="id28" draw:start-glue-point="2" draw:end-shape="id29" draw:end-glue-point="0" svg:d="M16033 24988v444" svg:viewBox="0 0 1 445">
          <text:p/>
        </draw:connector>
        <draw:custom-shape draw:style-name="gr2" draw:text-style-name="P2" xml:id="id30" draw:id="id30" draw:layer="layout" svg:width="5.472cm" svg:height="1.203cm" svg:x="4.733cm" svg:y="27.543cm">
          <text:p text:style-name="P1"><text:span text:style-name="T3">Step 7.6</text:span></text:p>
          <text:p text:style-name="P1"><text:span text:style-name="T3">Mark all concept classe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7.469cm" svg:y1="26.992cm" svg:x2="7.469cm" svg:y2="27.543cm" draw:start-shape="id24" draw:start-glue-point="2" draw:end-shape="id30" draw:end-glue-point="0" svg:d="M7469 26992v551" svg:viewBox="0 0 1 5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gradient draw:name="jesse1" draw:style="linear" draw:start-color="#ffffff" draw:end-color="#aecf0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se van Dam</meta:initial-creator>
    <meta:creation-date>2014-11-17T14:00:35.239644210</meta:creation-date>
    <dc:date>2015-02-05T14:15:38.308337551</dc:date>
    <dc:creator>Jesse van Dam</dc:creator>
    <meta:editing-duration>PT22M52S</meta:editing-duration>
    <meta:editing-cycles>6</meta:editing-cycles>
    <meta:generator>LibreOffice/4.2.7.2$Linux_X86_64 LibreOffice_project/420m0$Build-2</meta:generator>
    <meta:document-statistic meta:object-count="57"/>
  </office:meta>
</office:document-meta>
</file>